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Ubuntu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7ad33" officeooo:paragraph-rsid="0017ad33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2pt" officeooo:rsid="001859ad" officeooo:paragraph-rsid="001859ad" style:font-size-asian="10.5pt" style:font-size-complex="12pt"/>
    </style:style>
    <style:style style:name="P3" style:family="paragraph" style:parent-style-name="Standard">
      <style:text-properties fo:font-size="12pt" officeooo:rsid="001e944e" officeooo:paragraph-rsid="001e944e" style:font-size-asian="10.5pt" style:font-size-complex="12pt"/>
    </style:style>
    <style:style style:name="P4" style:family="paragraph" style:parent-style-name="Standard">
      <style:text-properties fo:font-size="12pt" officeooo:rsid="001e944e" officeooo:paragraph-rsid="001f6011" style:font-size-asian="10.5pt" style:font-size-complex="12pt"/>
    </style:style>
    <style:style style:name="P5" style:family="paragraph" style:parent-style-name="Standard">
      <style:text-properties fo:font-size="12pt" officeooo:rsid="001f6011" officeooo:paragraph-rsid="001f6011" style:font-size-asian="10.5pt" style:font-size-complex="12pt"/>
    </style:style>
    <style:style style:name="P6" style:family="paragraph" style:parent-style-name="Standard">
      <style:text-properties officeooo:rsid="001a1530" officeooo:paragraph-rsid="001a1530"/>
    </style:style>
    <style:style style:name="P7" style:family="paragraph" style:parent-style-name="Standard" style:list-style-name="L2">
      <style:text-properties officeooo:paragraph-rsid="001a1530"/>
    </style:style>
    <style:style style:name="P8" style:family="paragraph" style:parent-style-name="Standard" style:list-style-name="L2">
      <style:text-properties officeooo:rsid="001a611b" officeooo:paragraph-rsid="001a611b"/>
    </style:style>
    <style:style style:name="P9" style:family="paragraph" style:parent-style-name="Standard" style:list-style-name="L2">
      <style:text-properties officeooo:rsid="001b0735" officeooo:paragraph-rsid="001b0735"/>
    </style:style>
    <style:style style:name="P10" style:family="paragraph" style:parent-style-name="Standard">
      <style:text-properties officeooo:rsid="001b0735" officeooo:paragraph-rsid="001b0735"/>
    </style:style>
    <style:style style:name="P11" style:family="paragraph" style:parent-style-name="Standard">
      <style:text-properties fo:font-size="15pt" officeooo:rsid="001e944e" officeooo:paragraph-rsid="001e944e" style:font-size-asian="13.1000003814697pt" style:font-size-complex="15pt"/>
    </style:style>
    <style:style style:name="P12" style:family="paragraph" style:parent-style-name="Standard">
      <style:text-properties fo:font-size="15pt" officeooo:rsid="001f6011" officeooo:paragraph-rsid="001f6011" style:font-size-asian="13.1000003814697pt" style:font-size-complex="15pt"/>
    </style:style>
    <style:style style:name="P13" style:family="paragraph" style:parent-style-name="Standard">
      <style:paragraph-properties fo:margin-top="3cm" fo:margin-bottom="9.999cm" loext:contextual-spacing="false" fo:text-align="center" style:justify-single-word="false"/>
      <style:text-properties fo:font-size="40pt" officeooo:rsid="0017ad33" officeooo:paragraph-rsid="0017ad33" style:font-size-asian="40pt" style:font-size-complex="40pt"/>
    </style:style>
    <style:style style:name="P14" style:family="paragraph" style:parent-style-name="Standard" style:list-style-name="L1" style:master-page-name="">
      <loext:graphic-properties draw:fill="none"/>
      <style:paragraph-properties fo:margin-left="0cm" fo:margin-right="0cm" fo:margin-top="0cm" fo:margin-bottom="0.4cm" loext:contextual-spacing="false" fo:text-align="start" style:justify-single-word="false" fo:text-indent="0cm" style:auto-text-indent="false" style:page-number="auto" fo:break-before="page" fo:background-color="transparent">
        <style:tab-stops/>
      </style:paragraph-properties>
      <style:text-properties fo:font-size="15pt" officeooo:rsid="001859ad" officeooo:paragraph-rsid="001859ad" style:font-size-asian="15pt" style:font-size-complex="15pt"/>
    </style:style>
    <style:style style:name="T1" style:family="text">
      <style:text-properties officeooo:rsid="001a1530"/>
    </style:style>
    <style:style style:name="T2" style:family="text">
      <style:text-properties fo:font-size="12pt" officeooo:rsid="001a1530" style:font-size-asian="10.5pt" style:font-size-complex="12pt"/>
    </style:style>
    <style:style style:name="T3" style:family="text">
      <style:text-properties officeooo:rsid="001b0735"/>
    </style:style>
    <style:style style:name="T4" style:family="text">
      <style:text-properties officeooo:rsid="001e944e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Automatyzacja przypadku testowego przy pomocy Selenium Webdriwer</text:p>
      <text:p text:style-name="P1">Eunika Gielniewska</text:p>
      <text:p text:style-name="P1">Wrocław 2020</text:p>
      <text:list xml:id="list2995736330" text:style-name="L1">
        <text:list-header>
          <text:p text:style-name="P14"><text:span text:style-name="T4">I. </text:span>Przypadek testowy</text:p>
        </text:list-header>
      </text:list>
      <text:p text:style-name="P2">ID: 001</text:p>
      <text:p text:style-name="P2">Tytuł: Rejestracja nowego użytkownika <text:span text:style-name="T3">z niepoprawną weryfikacją hasła</text:span>.</text:p>
      <text:p text:style-name="Standard"><text:span text:style-name="T2">Środowisko: Chrome wersja </text:span>83.0.4103.61, <text:span text:style-name="T1">Ubuntu 18.04.4 LTS</text:span></text:p>
      <text:p text:style-name="P6">Warunek wstępny: użytkownik nie jest zalogowany.</text:p>
      <text:p text:style-name="P6"/>
      <text:p text:style-name="P6">Kroki:</text:p>
      <text:list xml:id="list119652438" text:style-name="L2">
        <text:list-item>
          <text:p text:style-name="P7"><text:span text:style-name="T1">Uruchom przeglądarkę.</text:span></text:p>
        </text:list-item>
        <text:list-item>
          <text:p text:style-name="P7"><text:span text:style-name="T1">Wejdź na stronę „</text:span>https://czytam.pl/”</text:p>
        </text:list-item>
        <text:list-item>
          <text:p text:style-name="P8">Kliknij „Rejestracja”</text:p>
        </text:list-item>
        <text:list-item>
          <text:p text:style-name="P8">Wpisz imię</text:p>
        </text:list-item>
        <text:list-item>
          <text:p text:style-name="P8">Wpisz nazwisko</text:p>
        </text:list-item>
        <text:list-item>
          <text:p text:style-name="P8">Wpisz numer telefonu</text:p>
        </text:list-item>
        <text:list-item>
          <text:p text:style-name="P8">Wpisz ulicę</text:p>
        </text:list-item>
        <text:list-item>
          <text:p text:style-name="P8">Wpisz numer domu</text:p>
        </text:list-item>
        <text:list-item>
          <text:p text:style-name="P8">Wpisz numer mieszkania</text:p>
        </text:list-item>
        <text:list-item>
          <text:p text:style-name="P8">Wpisz miejscowość</text:p>
        </text:list-item>
        <text:list-item>
          <text:p text:style-name="P8">Wpisz kod pocztowy</text:p>
        </text:list-item>
        <text:list-item>
          <text:p text:style-name="P8">Zaznacz „Adres zamieszkania jest również adresem dostawy”</text:p>
        </text:list-item>
        <text:list-item>
          <text:p text:style-name="P8">Wpisz poprawny adres e-mail</text:p>
        </text:list-item>
        <text:list-item>
          <text:p text:style-name="P8">Wpisz hasło</text:p>
        </text:list-item>
        <text:list-item>
          <text:p text:style-name="P9">Wpisz niepoprawne hasło w „powtórz hasło”</text:p>
        </text:list-item>
        <text:list-item>
          <text:p text:style-name="P8">Zaznacz akceptację regulaminu</text:p>
        </text:list-item>
        <text:list-item>
          <text:p text:style-name="P8">Kliknij „dalej”</text:p>
        </text:list-item>
      </text:list>
      <text:p text:style-name="P10"/>
      <text:p text:style-name="P10">Oczekiwany rezultat:</text:p>
      <text:p text:style-name="P10">Rejestracja nie powodzi się. Użytkownik dostaje informację, że hasło i jego powtórzenie muszą być takie same.</text:p>
      <text:p text:style-name="P10"/>
      <text:p text:style-name="P11">II. Automatyzacja przypadku testowego przy pomocy Selenium Webdriver</text:p>
      <text:p text:style-name="P11"/>
      <text:p text:style-name="P3">name = 'Anna'</text:p>
      <text:p text:style-name="P3">lastname = 'Kowalska'</text:p>
      <text:p text:style-name="P3">phone_number = '123123123'</text:p>
      <text:p text:style-name="P3">street = 'Ptasia'</text:p>
      <text:p text:style-name="P3">lot = '3'</text:p>
      <text:p text:style-name="P3">apt = '9'</text:p>
      <text:p text:style-name="P3">city = 'Pobierowo'</text:p>
      <text:p text:style-name="P3">postal = '56-891'</text:p>
      <text:p text:style-name="P3">valid_mail = 'ania@tlen.pl'</text:p>
      <text:p text:style-name="P3">valid_password = 'jolka'</text:p>
      <text:p text:style-name="P3">invalid_password = 'jelka'</text:p>
      <text:p text:style-name="P3"/>
      <text:p text:style-name="P3"/>
      <text:p text:style-name="P3"/>
      <text:p text:style-name="P3">class CzytamRegistration(unittest.TestCase):</text:p>
      <text:p text:style-name="P3"><text:s text:c="4"/>def setUp(self):</text:p>
      <text:p text:style-name="P3"><text:s text:c="8"/>self.driver = webdriver.Chrome()</text:p>
      <text:p text:style-name="P3"><text:s text:c="8"/>self.driver.maximize_window()</text:p>
      <text:p text:style-name="P3"><text:s text:c="8"/>self.driver.get('https://czytam.pl/')</text:p>
      <text:p text:style-name="P3"/>
      <text:p text:style-name="P3"><text:soft-page-break/><text:s text:c="4"/>def testWrongPassword(self):</text:p>
      <text:p text:style-name="P3"><text:s text:c="8"/>driver=self.driver</text:p>
      <text:p text:style-name="P3"><text:s text:c="8"/>WebDriverWait(driver, 20).until(EC.element_to_be_clickable((By.XPATH, '//*[@id="header-account"]/a[3]')))</text:p>
      <text:p text:style-name="P3"><text:s text:c="8"/>register=driver.find_element_by_xpath('//*[@id="header-account"]/a[3]')</text:p>
      <text:p text:style-name="P3"><text:s text:c="8"/>register.click()</text:p>
      <text:p text:style-name="P3"><text:s text:c="8"/>WebDriverWait(driver, 25).until(EC.element_to_be_clickable((By.NAME, 'imie')))</text:p>
      <text:p text:style-name="P3"><text:s text:c="8"/>name_input=driver.find_element_by_name('imie')</text:p>
      <text:p text:style-name="P3"><text:s text:c="8"/>name_input.send_keys(name)</text:p>
      <text:p text:style-name="P3"><text:s text:c="8"/>lastname_input=driver.find_element_by_name('nazwisko')</text:p>
      <text:p text:style-name="P3"><text:s text:c="8"/>lastname_input.send_keys(lastname)</text:p>
      <text:p text:style-name="P3"><text:s text:c="8"/>phone_number_input=driver.find_element_by_name('telefon')</text:p>
      <text:p text:style-name="P3"><text:s text:c="8"/>phone_number_input.send_keys(phone_number)</text:p>
      <text:p text:style-name="P3"><text:s text:c="8"/>adress_input=driver.find_element_by_name('ulica')</text:p>
      <text:p text:style-name="P3"><text:s text:c="8"/>adress_input.send_keys(street)</text:p>
      <text:p text:style-name="P3"><text:s text:c="8"/>lot_number_input=driver.find_element_by_name('nr_domu')</text:p>
      <text:p text:style-name="P3"><text:s text:c="8"/>lot_number_input.send_keys(lot)</text:p>
      <text:p text:style-name="P3"><text:s text:c="8"/>apartment_number_input=driver.find_element_by_name('nr_mieszkania')</text:p>
      <text:p text:style-name="P3"><text:s text:c="8"/>apartment_number_input.send_keys(apt)</text:p>
      <text:p text:style-name="P3"><text:s text:c="8"/>city_input=driver.find_element_by_name('miejscowosc')</text:p>
      <text:p text:style-name="P3"><text:s text:c="8"/>city_input.send_keys(city)</text:p>
      <text:p text:style-name="P3"><text:s text:c="8"/>postcode_input=driver.find_element_by_name('kod_pocztowy')</text:p>
      <text:p text:style-name="P3"><text:s text:c="8"/>postcode_input.send_keys(postal)</text:p>
      <text:p text:style-name="P3"><text:s text:c="8"/>adress_transfer=driver.find_element_by_id('przenies')</text:p>
      <text:p text:style-name="P3"><text:s text:c="8"/>adress_transfer.click()</text:p>
      <text:p text:style-name="P3"><text:s text:c="8"/>email_input=driver.find_element_by_name('email')</text:p>
      <text:p text:style-name="P3"><text:s text:c="8"/>email_input.send_keys(valid_mail)</text:p>
      <text:p text:style-name="P3"><text:s text:c="8"/>passwd_input=driver.find_element_by_name('haslo1')</text:p>
      <text:p text:style-name="P3"><text:s text:c="8"/>passwd_input.send_keys(valid_password)</text:p>
      <text:p text:style-name="P3"><text:s text:c="8"/>invpasswd_input=driver.find_element_by_name('haslo2')</text:p>
      <text:p text:style-name="P3"><text:s text:c="8"/>invpasswd_input.send_keys(invalid_password)</text:p>
      <text:p text:style-name="P3"><text:s text:c="8"/>terms_accept=driver.find_element_by_name('zgoda_regulamin')</text:p>
      <text:p text:style-name="P3"><text:s text:c="8"/>terms_accept.click()</text:p>
      <text:p text:style-name="P3"><text:s text:c="8"/>driver.find_element_by_xpath('//*[@id="panel-fizyczna"]/form/div[7]/input[2]').click()</text:p>
      <text:p text:style-name="P3"><text:s text:c="8"/>error_notice = driver.find_element_by_css_selector('#info_haslo1 &gt; div')</text:p>
      <text:p text:style-name="P3"><text:s text:c="8"/>print(error_notice.text)</text:p>
      <text:p text:style-name="P3"><text:s text:c="8"/>self.assertEqual(error_notice.text, u"Hasło i powtórzenie muszą być identyczne\n×")</text:p>
      <text:p text:style-name="P3"/>
      <text:p text:style-name="P4"><text:s text:c="5"/>def tearDown(self):</text:p>
      <text:p text:style-name="P4"><text:s text:c="8"/>self.driver.quit()</text:p>
      <text:p text:style-name="P3"/>
      <text:p text:style-name="P3"/>
      <text:p text:style-name="P3">if __name__=='__main__':</text:p>
      <text:p text:style-name="P3"><text:s text:c="4"/>unittest.main(verbosity=2)</text:p>
      <text:p text:style-name="P3"/>
      <text:p text:style-name="P12">III. Uwagi końcowe</text:p>
      <text:p text:style-name="P5">Automatyzacja przypadku testowego powiodła się. Test może być wrażliwy na zmianę struktury strony z powodu zastosowania ścieżek w lokalizatorach XPATH i CSS Selecto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Ubuntu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fo:font-size="15pt" style:font-size-asian="13.1000003814697pt" style:font-size-complex="1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3T12:38:35.588326557</meta:creation-date>
    <dc:date>2020-06-13T16:01:22.554100442</dc:date>
    <meta:editing-duration>PT6M40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3" meta:paragraph-count="87" meta:word-count="258" meta:character-count="3591" meta:non-whitespace-character-count="3108"/>
  </office:meta>
</office:document-meta>
</file>